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link href='http://fonts.googleapis.com/css?family=Quicksand' rel='stylesheet' type='text/css'&gt;<text:line-break/>&lt;style&gt; .fond { width: 590px; height: auto; background-image : url(http://zupimages.net/up/14/06/tu5w.png);padding-top:20px;padding-bottom:40px; } .intitule { background-color:#EFEFEF;padding:2px; width:120px;border-bottom:1px solid #AD8FA1;margin-bottom:3px;display:inline-block;text-align:left;margin-right:5px;text-transform: uppercase;font-size:10px;} .reponse { width:100px;padding:3px;border-bottom: 1px solid #AD8FA1;margin-bottom:3px;display:inline-block;text-align:right;} .droite { width:260px;background-color:#E5E5E5;padding-top:5px;padding-bottom:5px;float:left;margin-left:20px;overflow:auto;height:195px;} .gauche {width:268px;background-color:#E5E5E5;padding:5px;float:right;margin-right:20px;height:195px;overflow:auto;text-align:justify;}.titre {font-family: 'Quicksand', sans-serif; font-size: 32px; text-transform: uppercase; padding-top: 15px; color: #191919; letter-spacing:-2px;} .histoire {width:90%;margin:20px; background-color:#E5E5E5;padding:10px;text-align:justify;}&lt;/style&gt;<text:line-break/><text:line-break/>&lt;center&gt;&lt;img src="http://image.noelshack.com/fichiers/2018/06/2/1517955864-590x250.png"/&gt;&lt;!--<text:line-break/>IMAGE DU HAUT<text:line-break/><text:line-break/>--&gt;&lt;div style="width: 590px; height: 10px; background-color: #191919;"&gt;&lt;div style="width: 60px; height: 60px; background-color:#EFEFEF; border-radius: 60px; border: 5px solid #191919; position:relative;left:-10px; top:-35px;"&gt;&lt;div style="font-size: 50px; text-transform: uppercase;font-weight:normal;margin-top:20px;"&gt;1&lt;/div&gt;&lt;/div&gt;&lt;/div&gt;&lt;!--<text:line-break/><text:line-break/>--&gt;&lt;div class="fond"&gt;&lt;div class="titre"&gt;Identité de Votre Personnage&lt;/div&gt;<text:line-break/>&lt;div class="droite"&gt;&lt;div class="intitule"&gt;Nom : &lt;/div&gt;&lt;div class="reponse"&gt;Du Couteau&lt;/div&gt;<text:line-break/>&lt;div class="intitule"&gt;Prénom : &lt;/div&gt;&lt;div class="reponse"&gt;Chloé&lt;/div&gt;<text:line-break/>&lt;div class="intitule"&gt;Age : &lt;/div&gt;&lt;div class="reponse"&gt;22 ans&lt;/div&gt;<text:line-break/>&lt;div class="intitule"&gt;Nationalité : &lt;/div&gt;&lt;div class="reponse"&gt;française&lt;/div&gt;<text:line-break/>&lt;div class="intitule"&gt;Groupe RP: &lt;/div&gt;&lt;div class="reponse"&gt;Humain&lt;/div&gt;<text:line-break/>&lt;div class="intitule"&gt;Date de naissance : &lt;/div&gt;&lt;div class="reponse"&gt;21 mars&lt;/div&gt;<text:line-break/>&lt;div class="intitule"&gt;Avatar : &lt;/div&gt;&lt;div class="reponse"&gt;blblblbl&lt;/div&gt;<text:line-break/>&lt;/div&gt; &lt;!--<text:line-break/><text:line-break/><text:line-break/>--&gt;&lt;div class="gauche"&gt; &lt;div class="intitule" style="width:150px;"&gt;Situation familiale : &lt;/div&gt;<text:line-break/>En froid avec ses parents.<text:line-break/><text:line-break/>&lt;div class="intitule" style="width:150px;"&gt;Situation professionnelle : &lt;/div&gt;<text:line-break/>Etudiante en arts dramatiques, bosse au DoMc pour se payer à bouffer.<text:line-break/><text:line-break/>&lt;/div&gt;&lt;div style="clear:both;"&gt;&lt;/div&gt;&lt;/div&gt;&lt;!--<text:line-break/>--&gt;&lt;div style="width: 590px; height: 10px; background-color: #191919;"&gt;&lt;div style="width: 60px; height: 60px; background-color:#EFEFEF; border-radius: 60px; border: 5px solid #191919; position:relative;left:-10px; top:-35px;"&gt;&lt;div style="font-size: 50px; text-transform: uppercase;font-weight:normal;margin-top:20px;"&gt;2&lt;/div&gt;&lt;/div&gt;&lt;/div&gt;&lt;!--<text:line-break/><text:line-break/>--&gt;&lt;div class="fond"&gt; &lt;div class="titre"&gt;Qui es-tu ? &lt;/div&gt;<text:line-break/>&lt;div class="droite" style="text-align:justify;padding:5px;"&gt;[b]CARACTÈRE - [/b]Excogitatum est super his, ut homines quidam ignoti, vilitate ipsa parum cavendi ad colligendos rumores per Antiochiae latera cuncta destinarentur relaturi quae audirent. hi peragranter et dissimulanter honoratorum circulis adsistendo pervadendoque divites domus egentium habitu quicquid noscere poterant vel audire latenter intromissi per posticas in regiam nuntiabant, id observantes <text:soft-page-break/>conspiratione concordi, ut fingerent quaedam et cognita duplicarent in peius, laudes vero supprimerent Caesaris, quas invitis conpluribus formido malorum inpendentium exprimebat.&lt;/div&gt;&lt;!--<text:line-break/><text:line-break/>--&gt;&lt;div class="gauche" style="padding:5px;"&gt;[b]PHYSIQUE -[/b] </text:p>
      <text:p text:style-name="Standard">Tout commença il y a deux décennies</text:p>
      <text:p text:style-name="Standard">Lorsque dans un palais, loin chez les Francs</text:p>
      <text:p text:style-name="Standard">Un beau matin, à l'aurore du printemps</text:p>
      <text:p text:style-name="Standard">La première fille des Du Couteau naquit</text:p>
      <text:p text:style-name="Standard"/>
      <text:p text:style-name="Standard">Son enfance ne fut pas malheureuse</text:p>
      <text:p text:style-name="Standard">Elle ne fut jamais dans le besoin</text:p>
      <text:p text:style-name="Standard">Domestiques, cuisinier, coiffeuse</text:p>
      <text:p text:style-name="Standard">La petite Chloé ne manquait de rien</text:p>
      <text:p text:style-name="Standard"/>
      <text:p text:style-name="Standard">A part peut-être de ses parents</text:p>
      <text:p text:style-name="Standard">Mais comprends-tu mon enfant</text:p>
      <text:p text:style-name="Standard">Que ce n'est pas en flânant</text:p>
      <text:p text:style-name="Standard">Qu'on érige un empire aussi grand</text:p>
      <text:p text:style-name="Standard"/>
      <text:p text:style-name="Standard">L'histoire de la gamine riche</text:p>
      <text:p text:style-name="Standard">Aux parents aux abonnés absents</text:p>
      <text:p text:style-name="Standard">Caricature, me diras-tu, pastiche</text:p>
      <text:p text:style-name="Standard">Et je ne pourrai dire que tu mens</text:p>
      <text:p text:style-name="Standard"/>
      <text:p text:style-name="Standard">Cette strophe était gratuite</text:p>
      <text:p text:style-name="Standard">N'apportait rien à cette histoire ridicule</text:p>
      <text:p text:style-name="Standard">Me permettant de meubler sans scrupule</text:p>
      <text:p text:style-name="Standard">Trop courte étant la suite</text:p>
      <text:p text:style-name="Standard"/>
      <text:p text:style-name="Standard">Comment s'occupe-t-on</text:p>
      <text:p text:style-name="Standard">Quand on est seule, sans ami,</text:p>
      <text:p text:style-name="Standard">Dans une famille de cul-béni</text:p>
      <text:p text:style-name="Standard">A part en écoutant des chansons ?</text:p>
      <text:p text:style-name="Standard"/>
      <text:p text:style-name="Standard">Tout y passe, contes, fables, légendes</text:p>
      <text:p text:style-name="Standard">Toutes les histoires sont bonnes à entendre</text:p>
      <text:p text:style-name="Standard">En livre ou en film, Chloé en est friande</text:p>
      <text:p text:style-name="Standard">…</text:p>
      <text:p text:style-name="Standard"/>
      <text:p text:style-name="Standard">Le temps passe et Chloé grandit</text:p>
      <text:p text:style-name="Standard">Elle développe son imagination</text:p>
      <text:p text:style-name="Standard">Les légendes et les fables deviennent une passion</text:p>
      <text:p text:style-name="Standard">Ses livres sont sa vie.</text:p>
      <text:p text:style-name="Standard"/>
      <text:p text:style-name="Standard">Elle a dix ans lorsque la nouvelle tombe</text:p>
      <text:p text:style-name="Standard">Cette nouvelle responsabilité qui soudain lui incombe</text:p>
      <text:p text:style-name="Standard">S'ensuit la joie, la crainte, la peur</text:p>
      <text:p text:style-name="Standard">Fini la solitude, elle va être grande sœur.</text:p>
      <text:p text:style-name="Standard"/>
      <text:p text:style-name="Standard">Que voilà une drôle d'idée</text:p>
      <text:p text:style-name="Standard">Ils promettent de </text:p>
      <text:p text:style-name="Standard"><text:soft-page-break/>Ne pas reproduire les erreurs du passé</text:p>
      <text:p text:style-name="Standard">Chassez le naturel, il revient au galop</text:p>
      <text:p text:style-name="Standard"/>
      <text:p text:style-name="Standard">Les années passent, passe le temps</text:p>
      <text:p text:style-name="Standard">Et leurs parents toujours aux abonnés absents</text:p>
      <text:p text:style-name="Standard"><text:line-break/>&lt;/div&gt;&lt;!--<text:line-break/><text:line-break/>--&gt;&lt;/div&gt;&lt;div style="font-family: arial;font-size:9px; opacity:0.5; padding-right: 10px;text-transform: uppercase; "&gt;(c) Reira de [url=http://libre-graph.forumperso.com/]LibreGraph'[/url]&lt;/div&gt;&lt;/div&gt;<text:line-break/><text:line-break/>&lt;link href='http://fonts.googleapis.com/css?family=Raleway:100' rel='stylesheet' type='text/css'&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8-02-20T23:15:12.92</meta:creation-date>
    <dc:date>2018-02-23T00:34:19.24</dc:date>
    <meta:editing-duration>PT6H9M56S</meta:editing-duration>
    <meta:editing-cycles>65</meta:editing-cycles>
    <meta:generator>OpenOffice/4.1.2$Win32 OpenOffice.org_project/412m3$Build-9782</meta:generator>
    <meta:document-statistic meta:table-count="0" meta:image-count="0" meta:object-count="0" meta:page-count="3" meta:paragraph-count="44" meta:word-count="539" meta:character-count="5343"/>
  </office:meta>
</office:document-meta>
</file>